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C65EF472.png"/>
  <manifest:file-entry manifest:media-type="image/png" manifest:full-path="Pictures/1000000000000640000004B0F8982FA6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draw:shadow="visible" draw:shadow-offset-x="0.051cm" draw:shadow-offset-y="0.051cm" draw:shadow-opacity="75%"/>
    </style:style>
    <style:style style:name="gr5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4.002cm" fo:min-width="0cm"/>
    </style:style>
    <style:style style:name="gr6" style:family="graphic" style:parent-style-name="standard">
      <style:graphic-properties svg:stroke-width="0.203cm" svg:stroke-color="#e6e6e6" draw:marker-start-width="0.609cm" draw:marker-end="Arrow" draw:marker-end-width="0.609cm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draw:shadow="visible" draw:shadow-offset-x="0.051cm" draw:shadow-offset-y="0.051cm" draw:shadow-opacity="55%"/>
    </style:style>
    <style:style style:name="gr8" style:family="graphic" style:parent-style-name="objectwithoutfill">
      <style:graphic-properties svg:stroke-width="0.102cm" svg:stroke-color="#cccccc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e6e6e6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-color="#e6e6e6" draw:textarea-horizontal-align="justify" draw:textarea-vertical-align="middle" draw:auto-grow-height="false" draw:shadow="visible" draw:shadow-offset-x="0.051cm" draw:shadow-offset-y="0.051cm" draw:shadow-opacity="75%"/>
    </style:style>
    <style:style style:name="gr11" style:family="graphic" style:parent-style-name="standard">
      <style:graphic-properties svg:stroke-width="0.102cm" svg:stroke-color="#e6e6e6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16.254cm"/>
    </style:style>
    <style:style style:name="gr13" style:family="graphic" style:parent-style-name="standard">
      <style:graphic-properties svg:stroke-width="0.102cm" svg:stroke-color="#e6e6e6" draw:marker-start="Arrow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7.12cm"/>
    </style:style>
    <style:style style:name="gr15" style:family="graphic" style:parent-style-name="standard">
      <style:graphic-properties svg:stroke-width="0.051cm" svg:stroke-color="#e6e6e6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harmaa2-subtitle">
      <style:graphic-properties draw:fill-color="#ffffff" draw:auto-grow-height="true" fo:min-height="17.936cm"/>
    </style:style>
    <style:style style:name="pr2" style:family="presentation" style:parent-style-name="harmaa2-notes">
      <style:graphic-properties draw:fill-color="#ffffff" draw:auto-grow-height="true" fo:min-height="12.573cm"/>
    </style:style>
    <style:style style:name="pr3" style:family="presentation" style:parent-style-name="harmaa2-title">
      <style:graphic-properties draw:auto-grow-height="true" fo:min-height="3.507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 style:list-style-name="L4">
      <style:graphic-properties fo:min-height="13.609cm"/>
    </style:style>
    <style:style style:name="pr7" style:family="presentation" style:parent-style-name="harmaa2-notes">
      <style:graphic-properties draw:fill-color="#ffffff" fo:min-height="12.322cm"/>
    </style:style>
    <style:style style:name="pr8" style:family="presentation" style:parent-style-name="harmaa2-outline1">
      <style:graphic-properties draw:auto-grow-height="true" fo:min-height="13.86cm"/>
    </style:style>
    <style:style style:name="pr9" style:family="presentation" style:parent-style-name="harmaa2-outline1" style:list-style-name="L7">
      <style:graphic-properties fo:min-height="13.609cm"/>
    </style:style>
    <style:style style:name="P1" style:family="paragraph">
      <style:paragraph-properties fo:margin-left="0cm" fo:margin-right="0cm" fo:text-indent="0cm"/>
      <style:text-properties fo:color="#ffffff" fo:font-size="40pt" style:font-size-asian="40pt" style:font-size-complex="40pt"/>
    </style:style>
    <style:style style:name="P2" style:family="paragraph">
      <style:text-properties fo:font-family="Ubuntu" style:font-pitch="variable"/>
    </style:style>
    <style:style style:name="P3" style:family="paragraph">
      <style:text-properties fo:color="#ffffff" fo:font-family="Ubuntu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color="#ffffff" fo:font-family="Ubuntu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color="#ffffff" fo:font-family="Ubuntu" style:font-pitch="variable" fo:font-size="14pt" style:font-size-asian="14pt" style:font-size-complex="14pt"/>
    </style:style>
    <style:style style:name="P6" style:family="paragraph">
      <style:paragraph-properties fo:text-align="end"/>
      <style:text-properties fo:color="#ffffff" fo:font-family="Ubuntu" style:font-pitch="variable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fo:font-family="Inconsolata" style:font-pitch="fixed"/>
    </style:style>
    <style:style style:name="P9" style:family="paragraph">
      <style:paragraph-properties fo:text-align="start"/>
      <style:text-properties fo:font-family="Inconsolata" style:font-pitch="fixed"/>
    </style:style>
    <style:style style:name="P10" style:family="paragraph">
      <style:paragraph-properties fo:text-align="center"/>
      <style:text-properties fo:color="#000000"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fo:font-family="Ubuntu" style:font-pitch="variable"/>
    </style:style>
    <style:style style:name="P13" style:family="paragraph">
      <style:text-properties fo:font-family="Inconsolata" style:font-pitch="fixed" fo:font-size="24pt" style:font-size-asian="24pt" style:font-size-complex="24pt"/>
    </style:style>
    <style:style style:name="P14" style:family="paragraph">
      <style:text-properties fo:color="#e6ff00" fo:font-family="Inconsolata" style:font-pitch="fixed"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text-properties fo:font-family="Inconsolata" style:font-pitch="fixed" fo:font-size="24pt" style:font-size-asian="24pt" style:font-size-complex="24pt"/>
    </style:style>
    <style:style style:name="P17" style:family="paragraph">
      <style:text-properties fo:color="#ffffff"/>
    </style:style>
    <style:style style:name="P18" style:family="paragraph">
      <style:text-properties fo:color="#ffffff" fo:font-family="Ubuntu" style:font-pitch="variable"/>
    </style:style>
    <style:style style:name="P19" style:family="paragraph">
      <style:paragraph-properties fo:margin-left="0.316cm" fo:margin-right="0cm" fo:text-indent="0cm"/>
    </style:style>
    <style:style style:name="P20" style:family="paragraph">
      <style:paragraph-properties fo:text-align="end"/>
      <style:text-properties fo:color="#ffffff" fo:font-size="16pt" style:font-size-asian="16pt" style:font-size-complex="16pt"/>
    </style:style>
    <style:style style:name="P21" style:family="paragraph">
      <style:paragraph-properties fo:text-align="end"/>
      <style:text-properties fo:color="#ffffff" fo:font-family="Ubuntu" style:font-pitch="variable" fo:font-size="16pt" style:font-size-asian="16pt" style:font-size-complex="16pt"/>
    </style:style>
    <style:style style:name="P22" style:family="paragraph">
      <style:text-properties fo:color="#ffffff" fo:font-family="Ubuntu" style:font-style-name="Regular" style:font-pitch="variable" fo:font-size="16pt" style:font-size-asian="18pt" style:font-size-complex="18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ffffff" fo:font-family="Ubuntu" style:font-pitch="variable" fo:font-size="40pt" style:font-size-asian="40pt" style:font-size-complex="40pt"/>
    </style:style>
    <style:style style:name="T2" style:family="text">
      <style:text-properties fo:color="#ffffff" fo:font-family="Ubuntu" style:font-pitch="variable" fo:font-size="10pt" style:font-size-asian="10pt" style:font-size-complex="10pt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color="#ffffff" fo:font-family="Ubuntu" style:font-pitch="variable"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family="Inconsolata" style:font-pitch="fixed"/>
    </style:style>
    <style:style style:name="T8" style:family="text">
      <style:text-properties fo:color="#00ae00" fo:font-family="Inconsolata" style:font-pitch="fixed"/>
    </style:style>
    <style:style style:name="T9" style:family="text"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family="Ubuntu" style:font-pitch="variable"/>
    </style:style>
    <style:style style:name="T11" style:family="text">
      <style:text-properties fo:color="#e6ff00" fo:font-family="Inconsolata" style:font-pitch="fixed" fo:font-size="24pt" style:font-size-asian="24pt" style:font-size-complex="24pt"/>
    </style:style>
    <style:style style:name="T12" style:family="text">
      <style:text-properties fo:color="#83caff" fo:font-family="Inconsolata" style:font-pitch="fixed" fo:font-size="20pt" style:font-size-asian="20pt" style:font-size-complex="20pt"/>
    </style:style>
    <style:style style:name="T13" style:family="text">
      <style:text-properties fo:color="#83caff" fo:font-family="Inconsolata" style:font-pitch="fixed" fo:font-size="24pt" style:font-size-asian="24pt" style:font-size-complex="24pt"/>
    </style:style>
    <style:style style:name="T14" style:family="text">
      <style:text-properties fo:color="#e6ff00" fo:font-family="Inconsolata" style:font-pitch="fixed" fo:font-size="24pt" style:font-size-asian="24pt" style:font-size-complex="24pt"/>
    </style:style>
    <style:style style:name="T15" style:family="text">
      <style:text-properties fo:color="#23ff23" fo:font-family="Ubuntu" style:font-pitch="variable"/>
    </style:style>
    <style:style style:name="T16" style:family="text">
      <style:text-properties fo:color="#23ff23"/>
    </style:style>
    <style:style style:name="T17" style:family="text">
      <style:text-properties fo:color="#83caff" fo:font-family="Inconsolata" style:font-pitch="fixed" fo:font-size="18pt" style:font-size-asian="18pt" style:font-size-complex="18pt"/>
    </style:style>
    <style:style style:name="T18" style:family="text">
      <style:text-properties fo:color="#ffffff" fo:font-family="Ubuntu" style:font-pitch="variable" fo:font-size="16pt" style:font-size-asian="16pt" style:font-size-complex="16pt"/>
    </style:style>
    <style:style style:name="T19" style:family="text">
      <style:text-properties fo:color="#ffffff" fo:font-family="Inconsolata" style:font-pitch="fixed" fo:font-size="16pt" style:font-size-asian="16pt" style:font-size-complex="16pt"/>
    </style:style>
    <style:style style:name="T20" style:family="text">
      <style:text-properties fo:color="#e6ff00" fo:font-family="Inconsolata" style:font-pitch="fixed" fo:font-size="16pt" style:font-size-asian="16pt" style:font-size-complex="16pt"/>
    </style:style>
    <style:style style:name="T21" style:family="text">
      <style:text-properties fo:color="#83caff" fo:font-family="Inconsolata" style:font-pitch="fixed" fo:font-size="20pt" style:font-size-asian="20pt" style:font-size-complex="20pt"/>
    </style:style>
    <style:style style:name="T22" style:family="text">
      <style:text-properties fo:color="#83caff" fo:font-family="Inconsolata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524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1.524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1.524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1.524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1.524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1.524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1.524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1.524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1.524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1.524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249cm" text:min-label-width="0.951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1.524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1.524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1.524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1.524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1.524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1.524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1.524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1.524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1.524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1.524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Pengenalan Git</text:span></text:p>
          </draw:text-box>
        </draw:frame>
        <draw:frame draw:style-name="gr1" draw:text-style-name="P3" draw:layer="layout" svg:width="9.426cm" svg:height="0.645cm" svg:x="0.099cm" svg:y="20.31cm">
          <draw:text-box>
            <text:p text:style-name="P2"><text:span text:style-name="T2">Creative Commons Attribution-ShareAlike 3.0 Unported</text:span></text:p>
          </draw:text-box>
        </draw:frame>
        <draw:frame draw:style-name="gr2" draw:text-style-name="P4" draw:layer="layout" svg:width="28cm" svg:height="0.882cm" svg:x="0cm" svg:y="12.695cm">
          <draw:text-box>
            <text:p text:style-name="P4"><text:span text:style-name="T3">Fajran Iman Rusadi</text:span></text:p>
          </draw:text-box>
        </draw:frame>
        <draw:frame draw:style-name="gr2" draw:text-style-name="P5" draw:layer="layout" svg:width="28cm" svg:height="0.806cm" svg:x="0cm" svg:y="13.57cm">
          <draw:text-box>
            <text:p text:style-name="P5"><text:span text:style-name="T4">https://github.com/fajran/slide-pengenalan-git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Version Control System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engelola perubahan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<text:span text:style-name="T5">Contoh: Subversion, Bazaar, Mercurial, Git</text:span></text:p>
              </text:list-item>
            </text:list>
          </draw:text-box>
        </draw:frame>
        <draw:frame draw:style-name="gr1" draw:text-style-name="P6" draw:layer="layout" svg:width="9.29cm" svg:height="0.645cm" svg:x="18.71cm" svg:y="20.31cm">
          <draw:text-box>
            <text:p text:style-name="P6"><text:span text:style-name="T6">Resep dari http://id.wikibooks.org/wiki/Resep:Karedok</text:span></text:p>
          </draw:text-box>
        </draw:frame>
        <draw:g>
          <draw:g>
            <draw:custom-shape draw:style-name="gr4" draw:text-style-name="P7" draw:layer="layout" svg:width="12.065cm" svg:height="5.715cm" svg:x="13.77cm" svg:y="7.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8" draw:layer="layout" svg:width="10.662cm" svg:height="4.724cm" svg:x="14.405cm" svg:y="8.1cm">
              <draw:text-box>
                <text:p text:style-name="P8"><text:span text:style-name="T7">Karedok</text:span></text:p>
                <text:p text:style-name="P8"><text:span text:style-name="T7">* Ketimun</text:span><text:span text:style-name="T8">, direbus sebentar</text:span></text:p>
                <text:p text:style-name="P8"><text:span text:style-name="T7">* Tauge</text:span></text:p>
                <text:p text:style-name="P8"><text:span text:style-name="T7">* Kol</text:span><text:span text:style-name="T8">, iris halus</text:span></text:p>
                <text:p text:style-name="P8"><text:span text:style-name="T7">* Kacang panjang</text:span><text:span text:style-name="T8">, rebus sebentar</text:span></text:p>
                <text:p text:style-name="P8"><text:span text:style-name="T7">* Daun kemangi</text:span></text:p>
                <text:p text:style-name="P8"><text:span text:style-name="T7">* Terong</text:span></text:p>
              </draw:text-box>
            </draw:frame>
          </draw:g>
          <draw:line draw:style-name="gr6" draw:text-style-name="P7" draw:layer="layout" svg:x1="9.96cm" svg:y1="10.695cm" svg:x2="13.135cm" svg:y2="10.695cm">
            <text:p/>
          </draw:line>
          <draw:g>
            <draw:custom-shape draw:style-name="gr4" draw:text-style-name="P7" draw:layer="layout" svg:width="6.985cm" svg:height="5.715cm" svg:x="2.54cm" svg:y="7.62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8" draw:layer="layout" svg:width="5.582cm" svg:height="4.724cm" svg:x="3.175cm" svg:y="8.1cm">
              <draw:text-box>
                <text:p text:style-name="P9"><text:span text:style-name="T7">Karedok</text:span></text:p>
                <text:p text:style-name="P9"><text:span text:style-name="T7">* Ketimun</text:span></text:p>
                <text:p text:style-name="P9"><text:span text:style-name="T7">* Tauge</text:span></text:p>
                <text:p text:style-name="P9"><text:span text:style-name="T7">* Kol</text:span></text:p>
                <text:p text:style-name="P9"><text:span text:style-name="T7">* Kacang panjang</text:span></text:p>
                <text:p text:style-name="P9"><text:span text:style-name="T7">* Daun kemangi</text:span></text:p>
                <text:p text:style-name="P9"><text:span text:style-name="T7">* Terong</text:span></text:p>
              </draw:text-box>
            </draw:frame>
          </draw:g>
        </draw:g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ur Kerja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4">
              <text:list-item>
                <text:p>Buat repositori</text:p>
              </text:list-item>
              <text:list-item>
                <text:p>Salin revisi</text:p>
              </text:list-item>
              <text:list-item>
                <text:p>Ubah, tambah, hapus</text:p>
              </text:list-item>
              <text:list-item>
                <text:p>Kirim perubahan ke repositori</text:p>
              </text:list-item>
            </text:list>
          </draw:text-box>
        </draw:frame>
        <draw:g>
          <draw:g>
            <draw:custom-shape draw:style-name="gr7" draw:text-style-name="P7" draw:layer="layout" svg:width="2.54cm" svg:height="2.54cm" svg:x="7.12cm" svg:y="16.0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1" draw:layer="layout" svg:width="1.302cm" svg:height="1.83cm" svg:x="7.739cm" svg:y="16.44cm">
              <draw:text-box>
                <text:p text:style-name="P10"><text:span text:style-name="T9">1</text:span></text:p>
              </draw:text-box>
            </draw:frame>
          </draw:g>
          <draw:custom-shape draw:style-name="gr7" draw:text-style-name="P7" draw:layer="layout" svg:width="2.54cm" svg:height="2.54cm" svg:x="10.93cm" svg:y="12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1" draw:layer="layout" svg:width="1.302cm" svg:height="1.83cm" svg:x="11.549cm" svg:y="13.265cm">
            <draw:text-box>
              <text:p text:style-name="P10"><text:span text:style-name="T9">2</text:span></text:p>
            </draw:text-box>
          </draw:frame>
          <draw:custom-shape draw:style-name="gr7" draw:text-style-name="P7" draw:layer="layout" svg:width="2.54cm" svg:height="2.54cm" svg:x="18.55cm" svg:y="12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1" draw:layer="layout" svg:width="1.302cm" svg:height="1.83cm" svg:x="19.169cm" svg:y="13.265cm">
            <draw:text-box>
              <text:p text:style-name="P10"><text:span text:style-name="T9">3</text:span></text:p>
            </draw:text-box>
          </draw:frame>
          <draw:custom-shape draw:style-name="gr7" draw:text-style-name="P7" draw:layer="layout" svg:width="2.54cm" svg:height="2.54cm" svg:x="15.375cm" svg:y="16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1" draw:layer="layout" svg:width="1.302cm" svg:height="1.83cm" svg:x="15.994cm" svg:y="17.075cm">
            <draw:text-box>
              <text:p text:style-name="P10"><text:span text:style-name="T9">4</text:span></text:p>
            </draw:text-box>
          </draw:frame>
          <draw:path draw:style-name="gr8" draw:text-style-name="P7" draw:layer="layout" svg:width="1.987cm" svg:height="1.135cm" draw:transform="rotate (1.10706234453979) translate (9.025cm 16.085cm)" svg:viewBox="0 0 1988 1136" svg:d="m0 30533c852 284 1988 1136 1988 1136">
            <text:p/>
          </draw:path>
          <draw:path draw:style-name="gr8" draw:text-style-name="P7" draw:layer="layout" svg:width="5.01cm" svg:height="0.862cm" draw:transform="rotate (0.165108147238632) translate (13.4654576528324cm 13.5177391035592cm)" svg:viewBox="0 0 5011 863" svg:d="m0 31122c2610-209 5011 835 5011 835">
            <text:p/>
          </draw:path>
          <draw:path draw:style-name="gr8" draw:text-style-name="P7" draw:layer="layout" svg:width="2.539cm" svg:height="1.904cm" draw:transform="rotate (-1.5707963267946) translate (19.82cm 15.45cm)" svg:viewBox="0 0 2540 1905" svg:d="m0-39640c1905 0 2540 1905 2540 1905">
            <text:p/>
          </draw:path>
          <draw:path draw:style-name="gr8" draw:text-style-name="P7" draw:layer="layout" svg:width="2.925cm" svg:height="1.311cm" draw:transform="rotate (1.32575209981464) translate (16.567506037677cm 16.7006211109779cm)" svg:viewBox="0 0 2926 1312" svg:d="m0 40328c1848-462 2926 1232 2926 1232">
            <text:p/>
          </draw:path>
          <draw:path draw:style-name="gr9" draw:text-style-name="P7" draw:layer="layout" svg:width="2.404cm" svg:height="2.682cm" svg:x="21.09cm" svg:y="12.7cm" svg:viewBox="0 0 2405 2683" svg:d="m0 845c2540-3175 3810 3810 0 1270">
            <text:p/>
          </draw:path>
        </draw:g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draw:frame presentation:style-name="pr5" draw:layer="layout" svg:width="25.199cm" svg:height="3.256cm" svg:x="1.4cm" svg:y="0.962cm" presentation:class="title">
          <draw:text-box>
            <text:p>Terpusat vs Terdistribusi</text:p>
          </draw:text-box>
        </draw:frame>
        <draw:g>
          <draw:g>
            <draw:custom-shape draw:style-name="gr10" draw:text-style-name="P7" draw:layer="layout" svg:width="6.35cm" svg:height="1.905cm" svg:x="3.81cm" svg:y="12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5cm" svg:height="0.963cm" svg:x="3.81cm" svg:y="13.171cm">
              <draw:text-box>
                <text:p text:style-name="P12"><text:span text:style-name="T10">Direktori Kerja</text:span></text:p>
              </draw:text-box>
            </draw:frame>
          </draw:g>
          <draw:g>
            <draw:custom-shape draw:style-name="gr10" draw:text-style-name="P7" draw:layer="layout" svg:width="6.35cm" svg:height="1.905cm" svg:x="3.81cm" svg:y="7.6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5cm" svg:height="0.963cm" svg:x="3.81cm" svg:y="8.091cm">
              <draw:text-box>
                <text:p text:style-name="P12"><text:span text:style-name="T10">Repositori</text:span></text:p>
              </draw:text-box>
            </draw:frame>
          </draw:g>
          <draw:line draw:style-name="gr11" draw:text-style-name="P7" draw:layer="layout" svg:x1="6.985cm" svg:y1="9.525cm" svg:x2="6.985cm" svg:y2="12.7cm">
            <text:p/>
          </draw:line>
        </draw:g>
        <draw:g>
          <draw:g>
            <draw:custom-shape draw:style-name="gr10" draw:text-style-name="P7" draw:layer="layout" svg:width="6.35cm" svg:height="1.905cm" svg:x="17.78cm" svg:y="5.71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5cm" svg:height="0.963cm" svg:x="17.78cm" svg:y="6.186cm">
              <draw:text-box>
                <text:p text:style-name="P12"><text:span text:style-name="T10">Repositori Utama</text:span></text:p>
              </draw:text-box>
            </draw:frame>
          </draw:g>
          <draw:line draw:style-name="gr11" draw:text-style-name="P7" draw:layer="layout" svg:x1="20.955cm" svg:y1="7.62cm" svg:x2="20.955cm" svg:y2="10.16cm">
            <text:p/>
          </draw:line>
          <draw:g>
            <draw:custom-shape draw:style-name="gr10" draw:text-style-name="P7" draw:layer="layout" svg:width="6.35cm" svg:height="1.905cm" svg:x="17.78cm" svg:y="10.1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5cm" svg:height="0.963cm" svg:x="17.78cm" svg:y="10.631cm">
              <draw:text-box>
                <text:p text:style-name="P12"><text:span text:style-name="T10">Repositori Pribadi</text:span></text:p>
              </draw:text-box>
            </draw:frame>
          </draw:g>
          <draw:g>
            <draw:custom-shape draw:style-name="gr10" draw:text-style-name="P7" draw:layer="layout" svg:width="6.35cm" svg:height="1.905cm" svg:x="17.78cm" svg:y="14.60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5cm" svg:height="0.963cm" svg:x="17.78cm" svg:y="15.076cm">
              <draw:text-box>
                <text:p text:style-name="P12"><text:span text:style-name="T10">Direktori Kerja</text:span></text:p>
              </draw:text-box>
            </draw:frame>
          </draw:g>
          <draw:line draw:style-name="gr11" draw:text-style-name="P7" draw:layer="layout" svg:x1="20.955cm" svg:y1="12.065cm" svg:x2="20.955cm" svg:y2="14.605cm">
            <text:p/>
          </draw:line>
        </draw:g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draw:frame presentation:style-name="pr5" draw:layer="layout" svg:width="25.199cm" svg:height="3.256cm" svg:x="1.4cm" svg:y="0.962cm" presentation:class="title">
          <draw:text-box>
            <text:p>Alur Kerja Tambaha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alin repositori</text:p>
              </text:list-item>
              <text:list-item>
                <text:p>Kirim perubahan ke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init</text:p>
          </draw:text-box>
        </draw:frame>
        <draw:frame draw:style-name="gr1" draw:text-style-name="P14" draw:layer="layout" svg:width="21.127cm" svg:height="5.948cm" svg:x="1.826cm" svg:y="7.62cm">
          <draw:text-box>
            <text:p text:style-name="P13"><text:span text:style-name="T11">$ mkdir resep</text:span></text:p>
            <text:p text:style-name="P13"><text:span text:style-name="T11">$ cd </text:span><text:span text:style-name="T11">resep</text:span></text:p>
            <text:p text:style-name="P13"><text:span text:style-name="T11">$ git init</text:span></text:p>
            <text:p text:style-name="P13"><text:span text:style-name="T12">Initialized empty Git repository in /home/iang/resep/.git/</text:span></text:p>
            <text:p text:style-name="P13"><text:span text:style-name="T13"/></text:p>
            <text:p text:style-name="P13"><text:span text:style-name="T11">$ ls -a</text:span></text:p>
            <text:p text:style-name="P13"><text:span text:style-name="T12">. <text:s/>.. <text:s/>.git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mbuat repositori baru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add</text:p>
          </draw:text-box>
        </draw:frame>
        <draw:frame draw:style-name="gr1" draw:text-style-name="P14" draw:layer="layout" svg:width="9.392cm" svg:height="1.961cm" svg:x="1.826cm" svg:y="7.62cm">
          <draw:text-box>
            <text:p text:style-name="P16"><text:span text:style-name="T14">$ vi karedok.txt</text:span></text:p>
            <text:p text:style-name="P16"><text:span text:style-name="T14">$ git add karedok.txt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ndaftarkan berkas untuk disimpan</text:p>
              </text:list-item>
            </text:list>
          </draw:text-box>
        </draw:frame>
        <draw:frame draw:style-name="gr1" draw:text-style-name="P18" draw:layer="layout" svg:width="13.647cm" svg:height="1.675cm" svg:x="2.54cm" svg:y="16.51cm">
          <draw:text-box>
            <text:p text:style-name="P17"><text:span text:style-name="T3">Konsep penting untuk diketahui: </text:span><text:span text:style-name="T15">staging area</text:span></text:p>
            <text:p text:style-name="P17"><text:span text:style-name="T3">Akan dibahas nanti!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commit</text:p>
          </draw:text-box>
        </draw:frame>
        <draw:frame draw:style-name="gr1" draw:text-style-name="P14" draw:layer="layout" svg:width="17.927cm" svg:height="3.239cm" svg:x="1.826cm" svg:y="7.62cm">
          <draw:text-box>
            <text:p text:style-name="P13"><text:span text:style-name="T11">$ git commit -m "resep karedok"</text:span></text:p>
            <text:p text:style-name="P13"><text:span text:style-name="T12">[master (root-commit) 066ee9e] resep karedok</text:span></text:p>
            <text:p text:style-name="P13"><text:span text:style-name="T12"><text:s/></text:span><text:span text:style-name="T12">1 files changed, 8 insertions(+), 0 deletions(-)</text:span></text:p>
            <text:p text:style-name="P13"><text:span text:style-name="T12"><text:s/></text:span><text:span text:style-name="T12">create mode 100644 karedok.txt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nyimpan perubahan ke repositori</text:p>
              </text:list-item>
            </text:list>
          </draw:text-box>
        </draw:frame>
        <draw:frame draw:style-name="gr12" draw:text-style-name="P18" draw:layer="layout" svg:width="12.919cm" svg:height="2.159cm" svg:x="2.54cm" svg:y="16.51cm">
          <draw:text-box>
            <text:p text:style-name="P18"><text:span text:style-name="T3">Hanya akan menyimpan perubahan yang sudah dimasukkan ke dalam </text:span><text:span text:style-name="T15">staging area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Staging Area</text:p>
          </draw:text-box>
        </draw:frame>
        <draw:g>
          <draw:custom-shape draw:style-name="gr10" draw:text-style-name="P7" draw:layer="layout" svg:width="6.35cm" svg:height="1.905cm" svg:x="1.905cm" svg:y="11.6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35cm" svg:height="0.963cm" svg:x="1.905cm" svg:y="12.156cm">
            <draw:text-box>
              <text:p text:style-name="P12"><text:span text:style-name="T10">Repositori Pribadi</text:span></text:p>
            </draw:text-box>
          </draw:frame>
        </draw:g>
        <draw:g>
          <draw:custom-shape draw:style-name="gr10" draw:text-style-name="P7" draw:layer="layout" svg:width="6.35cm" svg:height="1.905cm" svg:x="10.795cm" svg:y="11.6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35cm" svg:height="0.963cm" svg:x="10.795cm" svg:y="12.156cm">
            <draw:text-box>
              <text:p text:style-name="P12"><text:span text:style-name="T10">Staging Area</text:span></text:p>
            </draw:text-box>
          </draw:frame>
        </draw:g>
        <draw:g>
          <draw:custom-shape draw:style-name="gr10" draw:text-style-name="P7" draw:layer="layout" svg:width="6.35cm" svg:height="1.905cm" svg:x="19.685cm" svg:y="11.6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35cm" svg:height="0.963cm" svg:x="19.685cm" svg:y="12.156cm">
            <draw:text-box>
              <text:p text:style-name="P12"><text:span text:style-name="T10">Direktori Kerja</text:span></text:p>
            </draw:text-box>
          </draw:frame>
        </draw:g>
        <draw:line draw:style-name="gr13" draw:text-style-name="P7" draw:layer="layout" svg:x1="8.255cm" svg:y1="12.637cm" svg:x2="10.795cm" svg:y2="12.637cm">
          <text:p/>
        </draw:line>
        <draw:line draw:style-name="gr13" draw:text-style-name="P7" draw:layer="layout" svg:x1="17.145cm" svg:y1="12.637cm" svg:x2="19.685cm" svg:y2="12.637cm">
          <text:p/>
        </draw:line>
        <draw:frame presentation:style-name="pr4" draw:layer="layout" svg:width="25.199cm" svg:height="13.609cm" svg:x="1.4cm" svg:y="4.914cm" presentation:class="outline">
          <draw:text-box>
            <text:list text:style-name="L5">
              <text:list-item>
                <text:p text:style-name="P19">Berisi perubahan yang <text:span text:style-name="T16">akan disimpan</text:span> pada saat commit</text:p>
              </text:list-item>
              <text:list-item>
                <text:p text:style-name="P19">Berguna untuk commit secara <text:span text:style-name="T16">selektif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9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draw:frame presentation:style-name="pr5" draw:layer="layout" svg:width="25.199cm" svg:height="3.256cm" svg:x="1.4cm" svg:y="0.962cm" presentation:class="title">
          <draw:text-box>
            <text:p>Git Philosoph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Commit early, commit often</text:p>
              </text:list-item>
              <text:list-item>
                <text:p>One commit represents one idea or one</text:p>
                <text:p>change.</text:p>
              </text:list-item>
              <text:list-item>
                <text:p>Your working directory, index, and local</text:p>
                <text:p>repo are your scratch pads.</text:p>
              </text:list-item>
            </text:list>
          </draw:text-box>
        </draw:frame>
        <draw:frame draw:style-name="gr1" draw:text-style-name="P21" draw:layer="layout" svg:width="11.966cm" svg:height="1.513cm" svg:x="15.339cm" svg:y="14.605cm">
          <draw:text-box>
            <text:p text:style-name="P20"><text:span text:style-name="T3">Advanced Git Tutorial by Sarah Sharp</text:span></text:p>
            <text:p text:style-name="P20"><text:span text:style-name="T3">http://thesharps.us/~sarah/advanced-git.pdf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0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add</text:p>
          </draw:text-box>
        </draw:frame>
        <draw:frame draw:style-name="gr1" draw:text-style-name="P14" draw:layer="layout" svg:width="24.95cm" svg:height="10.061cm" svg:x="1.826cm" svg:y="8.82cm">
          <draw:text-box>
            <text:p text:style-name="P16"><text:span text:style-name="T14">$ vi karedok.txt</text:span></text:p>
            <text:p text:style-name="P16"><text:span text:style-name="T14">$ git commit</text:span><text:span text:style-name="T11"> -m "tambah petunjuk"</text:span></text:p>
            <text:p text:style-name="P16"><text:span text:style-name="T17"># On branch master</text:span></text:p>
            <text:p text:style-name="P16"><text:span text:style-name="T17"># Changed but not updated:</text:span></text:p>
            <text:p text:style-name="P16"><text:span text:style-name="T17"># <text:s text:c="2"/>(use "git add &lt;file&gt;..." to update what will be committed)</text:span></text:p>
            <text:p text:style-name="P16"><text:span text:style-name="T17"># <text:s text:c="2"/>(use "git checkout -- &lt;file&gt;..." to discard changes in working directory)</text:span></text:p>
            <text:p text:style-name="P16"><text:span text:style-name="T17">#</text:span></text:p>
            <text:p text:style-name="P16"><text:span text:style-name="T17">#</text:span><text:span text:style-name="T17"><text:tab/></text:span><text:span text:style-name="T17">modified: <text:s text:c="2"/>karedok.txt</text:span></text:p>
            <text:p text:style-name="P16"><text:span text:style-name="T17">#</text:span></text:p>
            <text:p text:style-name="P16"><text:span text:style-name="T17">no changes added to commit (use "git add" and/or "git commit -a")</text:span></text:p>
            <text:p text:style-name="P16"><text:span text:style-name="T14">$ git add </text:span><text:span text:style-name="T11">karedok</text:span><text:span text:style-name="T14">.txt</text:span></text:p>
            <text:p text:style-name="P16"><text:span text:style-name="T14">$ git commit -m "tambah petunjuk"</text:span></text:p>
            <text:p text:style-name="P16"><text:span text:style-name="T17">[master 84801e1] tambah petunjuk</text:span></text:p>
            <text:p text:style-name="P16"><text:span text:style-name="T17"><text:s/></text:span><text:span text:style-name="T17">1 files changed, 3 insertions(+), 3 deletions(-)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nambahkan berkas baru</text:p>
              </text:list-item>
              <text:list-item>
                <text:p>Menyimpan perubahan ke staging area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1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19">
        <draw:frame presentation:style-name="pr5" draw:layer="layout" svg:width="25.199cm" svg:height="3.256cm" svg:x="1.4cm" svg:y="0.962cm" presentation:class="title">
          <draw:text-box>
            <text:p>Ilustrasi Staging Area</text:p>
          </draw:text-box>
        </draw:frame>
        <draw:g>
          <draw:frame draw:style-name="gr1" draw:text-style-name="P14" draw:layer="layout" svg:width="9.391cm" svg:height="11.555cm" svg:x="1.826cm" svg:y="5.921cm">
            <draw:text-box>
              <text:p text:style-name="P16"><text:span text:style-name="T14">$ vi karedok.txt</text:span></text:p>
              <text:p text:style-name="P16"><text:span text:style-name="T14">$ git status</text:span></text:p>
              <text:p text:style-name="P16"><text:span text:style-name="T17"># On branch master</text:span></text:p>
              <text:p text:style-name="P16"><text:span text:style-name="T17"># Changed but not updated:</text:span></text:p>
              <text:p text:style-name="P16"><text:span text:style-name="T17">#</text:span></text:p>
              <text:p text:style-name="P16"><text:span text:style-name="T17">#</text:span><text:span text:style-name="T17"><text:tab/></text:span><text:span text:style-name="T17">modified: <text:s text:c="2"/>karedok.txt</text:span></text:p>
              <text:p text:style-name="P16"><text:span text:style-name="T17">#</text:span></text:p>
              <text:p text:style-name="P16"><text:span text:style-name="T14"/></text:p>
              <text:p text:style-name="P16"><text:span text:style-name="T14">$ git add </text:span><text:span text:style-name="T11">karedok</text:span><text:span text:style-name="T14">.txt</text:span></text:p>
              <text:p text:style-name="P16"><text:span text:style-name="T14">$ git status</text:span></text:p>
              <text:p text:style-name="P16"><text:span text:style-name="T17"># On branch master</text:span></text:p>
              <text:p text:style-name="P16"><text:span text:style-name="T17"># Changes to be committed:</text:span></text:p>
              <text:p text:style-name="P16"><text:span text:style-name="T17">#</text:span></text:p>
              <text:p text:style-name="P16"><text:span text:style-name="T17">#</text:span><text:span text:style-name="T17"><text:tab/></text:span><text:span text:style-name="T17">modified: <text:s text:c="2"/>karedok.txt</text:span></text:p>
              <text:p text:style-name="P16"><text:span text:style-name="T17">#</text:span></text:p>
              <text:p text:style-name="P16"><text:span text:style-name="T17"/></text:p>
            </draw:text-box>
          </draw:frame>
          <draw:frame draw:style-name="gr1" draw:text-style-name="P22" draw:layer="layout" svg:width="5.061cm" svg:height="0.882cm" svg:x="13.3cm" svg:y="6.08cm">
            <draw:text-box>
              <text:p text:style-name="P22">Perubahan dibuat</text:p>
            </draw:text-box>
          </draw:frame>
          <draw:frame draw:style-name="gr14" draw:text-style-name="P22" draw:layer="layout" svg:width="8.255cm" svg:height="0.882cm" svg:x="13.3cm" svg:y="8.373cm">
            <draw:text-box>
              <text:p text:style-name="P22">Perubahan terdeteksi namun belum masuk ke staging area</text:p>
            </draw:text-box>
          </draw:frame>
          <draw:frame draw:style-name="gr1" draw:text-style-name="P22" draw:layer="layout" svg:width="10.819cm" svg:height="0.882cm" svg:x="13.3cm" svg:y="11.795cm">
            <draw:text-box>
              <text:p text:style-name="P22">Memasukkan perubahan ke staging area</text:p>
            </draw:text-box>
          </draw:frame>
          <draw:frame draw:style-name="gr1" draw:text-style-name="P22" draw:layer="layout" svg:width="9.375cm" svg:height="0.882cm" svg:x="13.3cm" svg:y="14.088cm">
            <draw:text-box>
              <text:p text:style-name="P22">Perubahan tercatat di staging area</text:p>
            </draw:text-box>
          </draw:frame>
          <draw:line draw:style-name="gr15" draw:text-style-name="P7" draw:layer="layout" svg:x1="13.229cm" svg:y1="6.559cm" svg:x2="9.365cm" svg:y2="6.47cm">
            <text:p/>
          </draw:line>
          <draw:line draw:style-name="gr15" draw:text-style-name="P7" draw:layer="layout" svg:x1="13.2cm" svg:y1="8.848cm" svg:x2="10.732cm" svg:y2="8.729cm">
            <text:p/>
          </draw:line>
          <draw:line draw:style-name="gr15" draw:text-style-name="P7" draw:layer="layout" svg:x1="13.2cm" svg:y1="9.71cm" svg:x2="11.178cm" svg:y2="10.127cm">
            <text:p/>
          </draw:line>
          <draw:line draw:style-name="gr15" draw:text-style-name="P7" draw:layer="layout" svg:x1="13.319cm" svg:y1="12.356cm" svg:x2="11.327cm" svg:y2="12.357cm">
            <text:p/>
          </draw:line>
          <draw:line draw:style-name="gr15" draw:text-style-name="P7" draw:layer="layout" svg:x1="13.2cm" svg:y1="14.586cm" svg:x2="10.702cm" svg:y2="14.498cm">
            <text:p/>
          </draw:line>
        </draw:g>
        <draw:frame draw:style-name="gr1" draw:text-style-name="P23" draw:layer="layout" svg:width="6.911cm" svg:height="0.882cm" svg:x="1.545cm" svg:y="4.459cm">
          <draw:text-box>
            <text:p text:style-name="P23"><text:span text:style-name="T18">kondisi sebelum</text:span><text:span text:style-name="T19"> </text:span><text:span text:style-name="T20">git add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2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Kolaborasi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Menyalin repositori</text:p>
              </text:list-item>
              <text:list-item>
                <text:p>Membuat perubahan lokal</text:p>
              </text:list-item>
              <text:list-item>
                <text:p>Mengirim perubahan ke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3" presentation:class="page"/>
          <draw:frame presentation:style-name="pr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clone</text:p>
          </draw:text-box>
        </draw:frame>
        <draw:frame draw:style-name="gr1" draw:text-style-name="P14" draw:layer="layout" svg:width="24.209cm" svg:height="7.649cm" svg:x="1.826cm" svg:y="7.62cm">
          <draw:text-box>
            <text:p text:style-name="P16"><text:span text:style-name="T14">$ git clone git://git.debian.org/debian-id/webwml-id.git</text:span></text:p>
            <text:p text:style-name="P16"><text:span text:style-name="T21">Initialized empty Git repository in /home/iang/webwml-id/.git/</text:span></text:p>
            <text:p text:style-name="P16"><text:span text:style-name="T21">remote: Counting objects: 82, done.</text:span></text:p>
            <text:p text:style-name="P16"><text:span text:style-name="T21">remote: Compressing objects: 100% (74/74), done.</text:span></text:p>
            <text:p text:style-name="P16"><text:span text:style-name="T21">remote: Total 82 (delta 17), reused 0 (delta 0)</text:span></text:p>
            <text:p text:style-name="P16"><text:span text:style-name="T21">Receiving objects: 100% (82/82), 49.61 KiB, done.</text:span></text:p>
            <text:p text:style-name="P16"><text:span text:style-name="T21">Resolving deltas: 100% (17/17), done.</text:span></text:p>
            <text:p text:style-name="P16"><text:span text:style-name="T21"/></text:p>
            <text:p text:style-name="P16"><text:span text:style-name="T14">$ ls</text:span></text:p>
            <text:p text:style-name="P16"><text:span text:style-name="T21">webwml-id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nyalin repositori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4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log</text:p>
          </draw:text-box>
        </draw:frame>
        <draw:frame draw:style-name="gr1" draw:text-style-name="P14" draw:layer="layout" svg:width="15.819cm" svg:height="11.879cm" svg:x="1.826cm" svg:y="7.62cm">
          <draw:text-box>
            <text:p text:style-name="P16"><text:span text:style-name="T14">$ git log</text:span></text:p>
            <text:p text:style-name="P16"><text:span text:style-name="T22">commit 9d014350974f00670b1c694fb71d72037e677f9a</text:span></text:p>
            <text:p text:style-name="P16"><text:span text:style-name="T22">Author: Izharul Haq &lt;atoz@debian-id.org&gt;</text:span></text:p>
            <text:p text:style-name="P16"><text:span text:style-name="T22">Date: <text:s text:c="2"/>Fri Dec 3 06:55:58 2010 +0700</text:span></text:p>
            <text:p text:style-name="P16"><text:span text:style-name="T22"/></text:p>
            <text:p text:style-name="P16"><text:span text:style-name="T22"><text:s text:c="4"/></text:span><text:span text:style-name="T22">Request For Review</text:span></text:p>
            <text:p text:style-name="P16"><text:span text:style-name="T22"/></text:p>
            <text:p text:style-name="P16"><text:span text:style-name="T22">commit 3fd26492e4feeb1ee835e8261b66aa5975d99074</text:span></text:p>
            <text:p text:style-name="P16"><text:span text:style-name="T22">Author: Izharul Haq &lt;atoz@debian-id.org&gt;</text:span></text:p>
            <text:p text:style-name="P16"><text:span text:style-name="T22">Date: <text:s text:c="2"/>Thu Dec 2 19:07:36 2010 +0700</text:span></text:p>
            <text:p text:style-name="P16"><text:span text:style-name="T22"/></text:p>
            <text:p text:style-name="P16"><text:span text:style-name="T22"><text:s text:c="4"/></text:span><text:span text:style-name="T22">Re-adding file license.wml after dead revision 1.5</text:span></text:p>
            <text:p text:style-name="P16"><text:span text:style-name="T22"/></text:p>
            <text:p text:style-name="P16"><text:span text:style-name="T22">commit c3dbd03a7947cc0feefe658dbe57f757358eeba1</text:span></text:p>
            <text:p text:style-name="P16"><text:span text:style-name="T22">Author: Izharul Haq &lt;atoz@debian-id.org&gt;</text:span></text:p>
            <text:p text:style-name="P16"><text:span text:style-name="T22">Date: <text:s text:c="2"/>Thu Dec 2 18:47:46 2010 +0700</text:span></text:p>
            <text:p text:style-name="P16"><text:span text:style-name="T22"/></text:p>
            <text:p text:style-name="P16"><text:span text:style-name="T22"><text:s text:c="4"/></text:span><text:span text:style-name="T22">Initial translations</text:span></text:p>
            <text:p text:style-name="P16"><text:span text:style-name="T22"/></text:p>
            <text:p text:style-name="P16"><text:span text:style-name="T22">...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lihat riwayat perubaha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5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remote</text:p>
          </draw:text-box>
        </draw:frame>
        <draw:frame draw:style-name="gr1" draw:text-style-name="P14" draw:layer="layout" svg:width="20.771cm" svg:height="11.348cm" svg:x="1.826cm" svg:y="7.62cm">
          <draw:text-box>
            <text:p text:style-name="P16"><text:span text:style-name="T14">$ git remote</text:span></text:p>
            <text:p text:style-name="P16"><text:span text:style-name="T21">origin</text:span></text:p>
            <text:p text:style-name="P16"><text:span text:style-name="T14"/></text:p>
            <text:p text:style-name="P16"><text:span text:style-name="T14">$ git remote show origin</text:span></text:p>
            <text:p text:style-name="P16"><text:span text:style-name="T21">* remote origin</text:span></text:p>
            <text:p text:style-name="P16"><text:span text:style-name="T21"><text:s text:c="2"/></text:span><text:span text:style-name="T21">Fetch URL: git://git.debian.org/debian-id/webwml-id.git</text:span></text:p>
            <text:p text:style-name="P16"><text:span text:style-name="T21"><text:s text:c="2"/></text:span><text:span text:style-name="T21">Push <text:s/>URL: git://git.debian.org/debian-id/webwml-id.git</text:span></text:p>
            <text:p text:style-name="P16"><text:span text:style-name="T21"><text:s text:c="2"/></text:span><text:span text:style-name="T21">HEAD branch: master</text:span></text:p>
            <text:p text:style-name="P16"><text:span text:style-name="T21"><text:s text:c="2"/></text:span><text:span text:style-name="T21">Remote branch:</text:span></text:p>
            <text:p text:style-name="P16"><text:span text:style-name="T21"><text:s text:c="4"/></text:span><text:span text:style-name="T21">master tracked</text:span></text:p>
            <text:p text:style-name="P16"><text:span text:style-name="T21"><text:s text:c="2"/></text:span><text:span text:style-name="T21">Local branch configured for 'git pull':</text:span></text:p>
            <text:p text:style-name="P16"><text:span text:style-name="T21"><text:s text:c="4"/></text:span><text:span text:style-name="T21">master merges with remote master</text:span></text:p>
            <text:p text:style-name="P16"><text:span text:style-name="T21"><text:s text:c="2"/></text:span><text:span text:style-name="T21">Local ref configured for 'git push':</text:span></text:p>
            <text:p text:style-name="P16"><text:span text:style-name="T21"><text:s text:c="4"/></text:span><text:span text:style-name="T21">master pushes to master (up to date)</text:span></text:p>
            <text:p text:style-name="P16"><text:span text:style-name="T21"/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Repositori lain yang dipakai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6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draw:frame presentation:style-name="pr3" draw:layer="layout" svg:width="25.199cm" svg:height="3.507cm" svg:x="1.4cm" svg:y="0.837cm" presentation:class="title">
          <draw:text-box>
            <text:p>git push</text:p>
          </draw:text-box>
        </draw:frame>
        <draw:frame draw:style-name="gr1" draw:text-style-name="P14" draw:layer="layout" svg:width="16.504cm" svg:height="7.505cm" svg:x="1.826cm" svg:y="7.62cm">
          <draw:text-box>
            <text:p text:style-name="P16"><text:span text:style-name="T14">$ git push origin master</text:span></text:p>
            <text:p text:style-name="P16"><text:span text:style-name="T21">Counting objects: 4, done.</text:span></text:p>
            <text:p text:style-name="P16"><text:span text:style-name="T21">Delta compression using up to 4 threads.</text:span></text:p>
            <text:p text:style-name="P16"><text:span text:style-name="T21">Compressing objects: 100% (2/2), done.</text:span></text:p>
            <text:p text:style-name="P16"><text:span text:style-name="T21">Writing objects: 100% (3/3), 288 bytes, done.</text:span></text:p>
            <text:p text:style-name="P16"><text:span text:style-name="T21">Total 3 (delta 0), reused 0 (delta 0)</text:span></text:p>
            <text:p text:style-name="P16"><text:span text:style-name="T21">Unpacking objects: 100% (3/3), done.</text:span></text:p>
            <text:p text:style-name="P16"><text:span text:style-name="T21">To /home/iang/webwml-id.git</text:span></text:p>
            <text:p text:style-name="P16"><text:span text:style-name="T21"><text:s text:c="3"/></text:span><text:span text:style-name="T21">9d01435..b6cbae8 <text:s/>master -&gt; master</text:span></text:p>
            <text:p text:style-name="P16"><text:span text:style-name="T21"/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Mengirim perubahan ke repositori lain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7" presentation:class="page"/>
          <draw:frame presentation:style-name="pr7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Ubuntu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0pt" fo:font-style="normal" fo:text-shadow="none" style:text-underline-style="none" fo:font-weight="normal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 style:list-style-name="ML3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3" draw:layer="backgroundobjects" svg:width="6.523cm" svg:height="0.5cm" svg:x="11.261cm" svg:y="20.5cm" presentation:class="date-time">
        <draw:text-box>
          <text:p text:style-name="MP13"><text:span text:style-name="MT1"><presentation:date-time/></text:span></text:p>
        </draw:text-box>
      </draw:frame>
      <draw:frame presentation:style-name="Mpr3" draw:text-style-name="MP14" draw:layer="backgroundobjects" svg:width="8.875cm" svg:height="0.5cm" svg:x="0.5cm" svg:y="20.5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15" draw:layer="backgroundobjects" svg:width="6.523cm" svg:height="0.5cm" svg:x="20cm" svg:y="20.5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13" draw:layer="backgroundobjects" svg:width="9.369cm" svg:height="1.396cm" svg:x="0cm" svg:y="0.001cm" presentation:class="header">
          <draw:text-box>
            <text:p text:style-name="MP13"><text:span text:style-name="MT2"><presentation:header/></text:span></text:p>
          </draw:text-box>
        </draw:frame>
        <draw:frame presentation:style-name="Mpr4" draw:text-style-name="MP15" draw:layer="backgroundobjects" svg:width="9.369cm" svg:height="1.396cm" svg:x="12.22cm" svg:y="0.001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5" draw:text-style-name="MP13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5" draw:text-style-name="MP15" draw:layer="backgroundobjects" svg:width="9.369cm" svg:height="1.396cm" svg:x="12.22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Fajran Rusadi</meta:initial-creator>
    <meta:creation-date>2010-12-10T16:15:37</meta:creation-date>
    <meta:editing-duration>PT02H30M09S</meta:editing-duration>
    <meta:editing-cycles>98</meta:editing-cycles>
    <dc:date>2010-12-10T19:00:56</dc:date>
    <dc:creator>Fajran Rusadi</dc:creator>
    <meta:generator>OpenOffice.org/3.2$Unix OpenOffice.org_project/320m12$Build-9483</meta:generator>
    <meta:document-statistic meta:object-count="167"/>
  </office:meta>
</office:document-meta>
</file>